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627" svg:stroke-opacity="100%" draw:auto-grow-width="false" draw:auto-grow-height="false"/>
      <style:paragraph-properties style:font-independent-line-spacing="fals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661" svg:stroke-opacity="100%" draw:auto-grow-width="false" draw:auto-grow-height="fals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665" svg:stroke-opacity="100%" draw:auto-grow-width="false" draw:auto-grow-height="false"/>
      <style:paragraph-properties style:font-independent-line-spacing="fals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631" svg:stroke-opacity="100%" draw:auto-grow-width="false" draw:auto-grow-height="false"/>
      <style:paragraph-properties style:font-independent-line-spacing="fals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1b75bc" draw:opacity="100%" draw:stroke="solid" svg:stroke-width="0in" svg:stroke-color="#87d1d1" svg:stroke-opacity="100%" draw:auto-grow-width="false" draw:auto-grow-height="false"/>
      <style:paragraph-properties style:font-independent-line-spacing="false" style:writing-mode="lr-tb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1b75bc" draw:opacity="100%" draw:stroke="solid" svg:stroke-width="0in" svg:stroke-color="#87d1d1" svg:stroke-opacity="100%" draw:auto-grow-width="false" draw:auto-grow-height="false"/>
      <style:paragraph-properties style:font-independent-line-spacing="false" style:writing-mode="lr-tb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605" svg:stroke-opacity="100%" draw:auto-grow-width="false" draw:auto-grow-height="false"/>
      <style:paragraph-properties style:font-independent-line-spacing="fals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598" svg:stroke-opacity="100%" draw:auto-grow-width="false" draw:auto-grow-height="false"/>
      <style:paragraph-properties style:font-independent-line-spacing="false" style:writing-mode="lr-tb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1b75bc" draw:opacity="100%" draw:stroke="solid" svg:stroke-width="0in" svg:stroke-color="#87d1d1" svg:stroke-opacity="100%" draw:auto-grow-width="false" draw:auto-grow-height="false"/>
      <style:paragraph-properties style:font-independent-line-spacing="fals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1b75bc" draw:opacity="100%" draw:stroke="solid" svg:stroke-width="0in" svg:stroke-color="#87d1d1" svg:stroke-opacity="100%" draw:auto-grow-width="false" draw:auto-grow-height="fals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65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650" svg:stroke-opacity="100%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5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654" svg:stroke-opacity="100%" draw:auto-grow-width="false" draw:auto-grow-height="false"/>
      <style:paragraph-properties style:font-independent-line-spacing="fals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1b75bc" draw:opacity="100%" draw:stroke="solid" svg:stroke-width="0in" svg:stroke-color="#87d1d1" svg:stroke-opacity="100%" draw:auto-grow-width="false" draw:auto-grow-height="fals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custom-shape svg:x="4.25197in" svg:y="1.24488in" svg:width="2.55906in" svg:height="0.9185in" draw:id="id73" draw:style-name="a568" draw:name="Forme libre : forme 1">
          <svg:title/>
          <svg:desc/>
          <text:p text:style-name="a567" text:class-names="" text:cond-style-name=""><text:span text:style-name="a566" text:class-names="">Jeu de la vie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g draw:name="Groupe 2" draw:id="id74">
          <svg:title/>
          <svg:desc/>
          <draw:custom-shape svg:x="0.9063in" svg:y="2.97717in" svg:width="1.69213in" svg:height="0.70866in" draw:id="id98" draw:style-name="a658" draw:name="Forme libre : forme 3">
            <svg:title/>
            <svg:desc/>
            <text:p text:style-name="a657" text:class-names="" text:cond-style-name=""><text:span text:style-name="a656" text:class-names="">Initfgrille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2.59843in" svg:y="3.29213in" svg:width="0.31496in" svg:height="0in" draw:id="id99" draw:style-name="a662" draw:name="Connecteur droit 4">
            <svg:title/>
            <svg:desc/>
            <text:p text:style-name="a660" text:class-names="" text:cond-style-name=""><text:span text:style-name="a65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62992in" svg:y="3.29213in" svg:width="0.31496in" svg:height="0in" draw:id="id100" draw:style-name="a666" draw:name="Connecteur droit 5">
            <svg:title/>
            <svg:desc/>
            <text:p text:style-name="a664" text:class-names="" text:cond-style-name=""><text:span text:style-name="a66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frame draw:id="id75" draw:style-name="a576" draw:name="ZoneTexte 6" svg:x="-0.12464in" svg:y="2.98135in" svg:width="0.91282in" svg:height="0.68021in">
          <draw:text-box>
            <text:p text:style-name="a572" text:class-names="" text:cond-style-name=""><text:span text:style-name="a569" text:class-names="">fgrille</text:span><text:span text:style-name="a570" text:class-names=""> :<text:s text:c="1"/></text:span><text:span text:style-name="a571" text:class-names=""/></text:p>
            <text:p text:style-name="a575" text:class-names="" text:cond-style-name=""><text:span text:style-name="a573" text:class-names="">Fichier<text:s text:c="1"/></text:span><text:span text:style-name="a574" text:class-names="">texte</text:span></text:p>
          </draw:text-box>
          <svg:title/>
          <svg:desc/>
        </draw:frame>
        <draw:frame draw:id="id76" draw:style-name="a579" draw:name="ZoneTexte 7" svg:x="0.3937in" svg:y="0.31496in" svg:width="8.4252in" svg:height="0.37874in">
          <draw:text-box>
            <text:p text:style-name="a578" text:class-names="" text:cond-style-name=""><text:span text:style-name="a577" text:class-names="">Type grille = tableau[1..N,1..N] de booléen</text:span></text:p>
          </draw:text-box>
          <svg:title/>
          <svg:desc/>
        </draw:frame>
        <draw:frame draw:id="id77" draw:style-name="a584" draw:name="ZoneTexte 8" svg:x="2.83465in" svg:y="2.9378in" svg:width="0.86614in" svg:height="0.65866in">
          <draw:text-box>
            <text:p text:style-name="a581" text:class-names="" text:cond-style-name=""><text:span text:style-name="a580" text:class-names="">Cellule :</text:span></text:p>
            <text:p text:style-name="a583" text:class-names="" text:cond-style-name=""><text:span text:style-name="a582" text:class-names="">grille</text:span></text:p>
          </draw:text-box>
          <svg:title/>
          <svg:desc/>
        </draw:frame>
        <draw:frame draw:id="id78" draw:style-name="a587" draw:name="ZoneTexte 9" svg:x="6.14173in" svg:y="5.19685in" svg:width="2.20472in" svg:height="0.3937in">
          <draw:text-box>
            <text:p text:style-name="a586" text:class-names="" text:cond-style-name=""><text:span text:style-name="a585" text:class-names="">x,y : Entier Naturel</text:span></text:p>
          </draw:text-box>
          <svg:title/>
          <svg:desc/>
        </draw:frame>
        <draw:frame draw:id="id79" draw:style-name="a590" draw:name="ZoneTexte 10" svg:x="10.03937in" svg:y="5.05in" svg:width="1.1811in" svg:height="0.65866in">
          <draw:text-box>
            <text:p text:style-name="a589" text:class-names="" text:cond-style-name=""><text:span text:style-name="a588" text:class-names="">Booléen</text:span></text:p>
          </draw:text-box>
          <svg:title/>
          <svg:desc/>
        </draw:frame>
        <draw:g draw:name="Groupe 11" draw:id="id80">
          <svg:title/>
          <svg:desc/>
          <draw:custom-shape svg:x="8.07165in" svg:y="2.97717in" svg:width="1.69213in" svg:height="0.70866in" draw:id="id95" draw:style-name="a647" draw:name="Forme libre : forme 12">
            <svg:title/>
            <svg:desc/>
            <text:p text:style-name="a646" text:class-names="" text:cond-style-name=""><text:span text:style-name="a645" text:class-names="">Évolution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9.76378in" svg:y="3.29213in" svg:width="0.31496in" svg:height="0in" draw:id="id96" draw:style-name="a651" draw:name="Connecteur droit 13">
            <svg:title/>
            <svg:desc/>
            <text:p text:style-name="a649" text:class-names="" text:cond-style-name=""><text:span text:style-name="a64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79528in" svg:y="3.29213in" svg:width="0.31496in" svg:height="0in" draw:id="id97" draw:style-name="a655" draw:name="Connecteur droit 14">
            <svg:title/>
            <svg:desc/>
            <text:p text:style-name="a653" text:class-names="" text:cond-style-name=""><text:span text:style-name="a65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custom-shape svg:x="8.07165in" svg:y="4.86693in" svg:width="1.69213in" svg:height="0.70866in" draw:id="id81" draw:style-name="a595" draw:name="Forme libre : forme 15">
          <svg:title/>
          <svg:desc/>
          <text:p text:style-name="a594" text:class-names="" text:cond-style-name=""><text:span text:style-name="a591" text:class-names="">sera</text:span><text:span text:style-name="a592" text:class-names="">Vivant</text:span><text:span text:style-name="a593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9.76378in" svg:y="5.18189in" svg:width="0.31496in" svg:height="0in" draw:id="id82" draw:style-name="a599" draw:name="Connecteur droit 16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84488in" svg:y="2.97717in" svg:width="1.69213in" svg:height="0.70866in" draw:id="id83" draw:style-name="a602" draw:name="Forme libre : forme 17">
          <svg:title/>
          <svg:desc/>
          <text:p text:style-name="a601" text:class-names="" text:cond-style-name=""><text:span text:style-name="a600" text:class-names="">Affichage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4.5685in" svg:y="3.29213in" svg:width="0.31496in" svg:height="0in" draw:id="id84" draw:style-name="a606" draw:name="Connecteur droit 18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85" draw:style-name="a611" draw:name="ZoneTexte 19" svg:x="3.85827in" svg:y="2.92402in" svg:width="0.86614in" svg:height="0.65866in">
          <draw:text-box>
            <text:p text:style-name="a608" text:class-names="" text:cond-style-name=""><text:span text:style-name="a607" text:class-names="">Cellule :</text:span></text:p>
            <text:p text:style-name="a610" text:class-names="" text:cond-style-name=""><text:span text:style-name="a609" text:class-names="">grille</text:span></text:p>
          </draw:text-box>
          <svg:title/>
          <svg:desc/>
        </draw:frame>
        <draw:frame draw:id="id86" draw:style-name="a616" draw:name="ZoneTexte 20" svg:x="7.04724in" svg:y="2.99213in" svg:width="0.86614in" svg:height="0.65866in">
          <draw:text-box>
            <text:p text:style-name="a613" text:class-names="" text:cond-style-name=""><text:span text:style-name="a612" text:class-names="">Cellule :</text:span></text:p>
            <text:p text:style-name="a615" text:class-names="" text:cond-style-name=""><text:span text:style-name="a614" text:class-names="">grille</text:span></text:p>
          </draw:text-box>
          <svg:title/>
          <svg:desc/>
        </draw:frame>
        <draw:frame draw:id="id87" draw:style-name="a621" draw:name="ZoneTexte 21" svg:x="10in" svg:y="3.04213in" svg:width="0.86614in" svg:height="0.65866in">
          <draw:text-box>
            <text:p text:style-name="a618" text:class-names="" text:cond-style-name=""><text:span text:style-name="a617" text:class-names="">Cellule :</text:span></text:p>
            <text:p text:style-name="a620" text:class-names="" text:cond-style-name=""><text:span text:style-name="a619" text:class-names="">grille</text:span></text:p>
          </draw:text-box>
          <svg:title/>
          <svg:desc/>
        </draw:frame>
        <draw:frame draw:id="id88" draw:style-name="a624" draw:name="ZoneTexte 22" svg:x="6.14173in" svg:y="4.96063in" svg:width="1.9685in" svg:height="0.31496in">
          <draw:text-box>
            <text:p text:style-name="a623" text:class-names="" text:cond-style-name=""><text:span text:style-name="a622" text:class-names="">Cellule : grille</text:span></text:p>
          </draw:text-box>
          <svg:title/>
          <svg:desc/>
        </draw:frame>
        <draw:custom-shape svg:x="7.71654in" svg:y="5.11811in" svg:width="0.3937in" svg:height="0in" draw:id="id89" draw:style-name="a628" draw:name="Connecteur droit 23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71654in" svg:y="5.35433in" svg:width="0.3937in" svg:height="0in" draw:id="id90" draw:style-name="a632" draw:name="Connecteur droit 24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1181in" svg:y="2.16339in" svg:width="0.07874in" svg:height="0.81378in" draw:id="id91" draw:style-name="a635" draw:name="Connecteur droit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59843in" svg:y="3.38583in" svg:width="2.24646in" svg:height="0in" draw:id="id92" draw:style-name="a638" draw:name="Connecteur droit 26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45669in" svg:y="3.46457in" svg:width="1.69291in" svg:height="0in" draw:id="id93" draw:style-name="a641" draw:name="Connecteur droit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89764in" svg:y="3.68583in" svg:width="0in" svg:height="1.1811in" draw:id="id94" draw:style-name="a644" draw:name="Connecteur droit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672">
          <draw:frame draw:id="id101" draw:style-name="a669" draw:name="Espace réservé du numéro de diapositive 6" svg:x="4.67953in" svg:y="11.10827in" svg:width="3.5878in" svg:height="0.58425in">
            <draw:text-box>
              <text:p text:style-name="a668" text:class-names="" text:cond-style-name=""><text:span text:style-name="a66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2" presentation:style-name="a670" draw:name="Espace réservé de l'image des diapositives 1">
            <svg:title/>
            <svg:desc/>
          </draw:page-thumbnail>
          <draw:frame draw:id="id103" presentation:style-name="a67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98" svg:viewBox="0 0 20 30" svg:d="m10 0-10 30h20z"/>
    <draw:marker draw:name="a665" svg:viewBox="0 0 20 30" svg:d="m10 0-10 30h20z"/>
    <draw:marker draw:name="a654" svg:viewBox="0 0 20 30" svg:d="m10 0-10 30h20z"/>
    <draw:marker draw:name="a631" svg:viewBox="0 0 20 30" svg:d="m10 0-10 30h20z"/>
    <draw:marker draw:name="a627" svg:viewBox="0 0 20 30" svg:d="m10 0-10 30h20z"/>
    <draw:marker draw:name="a661" svg:viewBox="0 0 20 30" svg:d="m10 0-10 30h20z"/>
    <draw:marker draw:name="a650" svg:viewBox="0 0 20 30" svg:d="m10 0-10 30h20z"/>
    <draw:marker draw:name="a605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Kevin Gatel</dc:creator>
    <meta:creation-date>2020-10-15T12:18:31Z</meta:creation-date>
    <dc:date>2020-10-16T16:13:27Z</dc:date>
    <meta:editing-cycles>1</meta:editing-cycles>
    <meta:editing-duration>PT1131S</meta:editing-duration>
    <meta:document-statistic meta:paragraph-count="20" meta:word-count="50"/>
  </office:meta>
</office:document-meta>
</file>